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qsediment_t</text:p>
          </table:table-cell>
          <table:table-cell table:style-name="ce3" office:value-type="string" calcext:value-type="string">
            <text:p>sediment_total</text:p>
          </table:table-cell>
          <table:table-cell table:style-name="ce4" office:value-type="string" calcext:value-type="string">
            <text:p>total sediment leaving reach (sum of all size classes) replaced by qsediment2_t</text:p>
          </table:table-cell>
          <table:table-cell table:style-name="ce4" office:value-type="string" calcext:value-type="string">
            <text:p>tons/timestep</text:p>
          </table:table-cell>
          <table:table-cell/>
          <table:table-cell table:style-name="ce3" office:value-type="string" calcext:value-type="string">
            <text:p>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5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1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ediment stored in river reach for each particle size class k (in suspension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1" table:number-rows-repeated="316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.00.0000</text:date>, <text:time style:data-style-name="N2" text:time-value="09:15:30.49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04T11:16:09.445000000</dc:date>
    <meta:editing-cycles>221</meta:editing-cycles>
    <meta:editing-duration>P11DT8H48M26S</meta:editing-duration>
    <meta:document-statistic meta:table-count="3" meta:cell-count="1815" meta:object-count="0"/>
    <meta:user-defined meta:name="Info 1"/>
    <meta:user-defined meta:name="Info 2"/>
    <meta:user-defined meta:name="Info 3"/>
    <meta:user-defined meta:name="Info 4"/>
  </office:meta>
</office:document-meta>
</file>